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184981" officeooo:paragraph-rsid="00184981" style:font-size-asian="10.5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184981" officeooo:paragraph-rsid="001a403b" style:font-size-asian="10.5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84981" officeooo:paragraph-rsid="001c0b26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1ade3a" officeooo:paragraph-rsid="001c0b26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c56d0" officeooo:paragraph-rsid="001c56d0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normal" officeooo:rsid="00184981" officeooo:paragraph-rsid="00184981" style:font-size-asian="10.5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weight="bold" officeooo:rsid="001c56d0" officeooo:paragraph-rsid="001c56d0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1e4c48" officeooo:paragraph-rsid="001e4c48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20298a" officeooo:paragraph-rsid="0020298a" style:font-size-asian="10.5pt" style:font-weight-asian="bold" style:font-size-complex="12pt" style:font-weight-complex="bold"/>
    </style:style>
    <style:style style:name="P10" style:family="paragraph" style:parent-style-name="Preformatted_20_Text">
      <style:text-properties fo:font-size="12pt" fo:font-weight="bold" officeooo:rsid="0021d5d1" officeooo:paragraph-rsid="0021d5d1" style:font-size-asian="10.5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2476ff" officeooo:paragraph-rsid="002476ff" style:font-size-asian="10.5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rsid="002476ff" officeooo:paragraph-rsid="00254a92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fo:font-size="12pt" fo:font-weight="bold" officeooo:rsid="002476ff" officeooo:paragraph-rsid="00272359" style:font-size-asian="10.5pt" style:font-weight-asian="bold" style:font-size-complex="12pt" style:font-weight-complex="bold"/>
    </style:style>
    <style:style style:name="P14" style:family="paragraph" style:parent-style-name="Preformatted_20_Text">
      <style:text-properties fo:font-size="12pt" fo:font-weight="bold" officeooo:rsid="002476ff" officeooo:paragraph-rsid="002bd8f3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fo:font-size="12pt" fo:font-weight="bold" officeooo:rsid="002476ff" officeooo:paragraph-rsid="002bf179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fo:font-size="12pt" fo:font-weight="bold" officeooo:rsid="002476ff" officeooo:paragraph-rsid="002c4bb4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bold" officeooo:rsid="002476ff" officeooo:paragraph-rsid="0038e089" style:font-size-asian="10.5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Mono" fo:font-size="12pt" fo:font-weight="normal" officeooo:rsid="001a403b" officeooo:paragraph-rsid="001a403b" style:font-name-asian="Nimbus Mono L" style:font-size-asian="10.5pt" style:font-weight-asian="normal" style:font-name-complex="Liberation Mono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Mono" style:font-name-asian="Nimbus Mono L" style:font-name-complex="Liberation Mono"/>
    </style:style>
    <style:style style:name="T3" style:family="text">
      <style:text-properties style:font-name="Liberation Mono" officeooo:rsid="001a403b" style:font-name-asian="Nimbus Mono L" style:font-name-complex="Liberation Mono"/>
    </style:style>
    <style:style style:name="T4" style:family="text">
      <style:text-properties style:font-name="Liberation Mono" officeooo:rsid="001c0b26" style:font-name-asian="Nimbus Mono L" style:font-name-complex="Liberation Mono"/>
    </style:style>
    <style:style style:name="T5" style:family="text">
      <style:text-properties style:font-name="Liberation Mono" officeooo:rsid="00239fd7" style:font-name-asian="Nimbus Mono L" style:font-name-complex="Liberation Mono"/>
    </style:style>
    <style:style style:name="T6" style:family="text">
      <style:text-properties style:font-name="Liberation Mono" officeooo:rsid="00270cf9" style:font-name-asian="Nimbus Mono L" style:font-name-complex="Liberation Mono"/>
    </style:style>
    <style:style style:name="T7" style:family="text">
      <style:text-properties style:font-name="Liberation Mono" officeooo:rsid="00272359" style:font-name-asian="Nimbus Mono L" style:font-name-complex="Liberation Mono"/>
    </style:style>
    <style:style style:name="T8" style:family="text">
      <style:text-properties style:font-name="Liberation Mono" officeooo:rsid="0027e6af" style:font-name-asian="Nimbus Mono L" style:font-name-complex="Liberation Mono"/>
    </style:style>
    <style:style style:name="T9" style:family="text">
      <style:text-properties style:font-name="Liberation Mono" officeooo:rsid="0029df82" style:font-name-asian="Nimbus Mono L" style:font-name-complex="Liberation Mono"/>
    </style:style>
    <style:style style:name="T10" style:family="text">
      <style:text-properties style:font-name="Liberation Mono" officeooo:rsid="002bd8f3" style:font-name-asian="Nimbus Mono L" style:font-name-complex="Liberation Mono"/>
    </style:style>
    <style:style style:name="T11" style:family="text">
      <style:text-properties style:font-name="Liberation Mono" officeooo:rsid="002bf179" style:font-name-asian="Nimbus Mono L" style:font-name-complex="Liberation Mono"/>
    </style:style>
    <style:style style:name="T12" style:family="text">
      <style:text-properties style:font-name="Liberation Mono" officeooo:rsid="002c4bb4" style:font-name-asian="Nimbus Mono L" style:font-name-complex="Liberation Mono"/>
    </style:style>
    <style:style style:name="T13" style:family="text">
      <style:text-properties style:font-name="Liberation Mono" officeooo:rsid="002d0a6d" style:font-name-asian="Nimbus Mono L" style:font-name-complex="Liberation Mono"/>
    </style:style>
    <style:style style:name="T14" style:family="text">
      <style:text-properties style:font-name="Liberation Mono" officeooo:rsid="0035066d" style:font-name-asian="Nimbus Mono L" style:font-name-complex="Liberation Mono"/>
    </style:style>
    <style:style style:name="T15" style:family="text">
      <style:text-properties style:font-name="Liberation Mono" officeooo:rsid="00352845" style:font-name-asian="Nimbus Mono L" style:font-name-complex="Liberation Mono"/>
    </style:style>
    <style:style style:name="T16" style:family="text">
      <style:text-properties style:font-name="Liberation Mono" officeooo:rsid="00371b3c" style:font-name-asian="Nimbus Mono L" style:font-name-complex="Liberation Mono"/>
    </style:style>
    <style:style style:name="T17" style:family="text">
      <style:text-properties style:font-name="Liberation Mono" officeooo:rsid="00382d6e" style:font-name-asian="Nimbus Mono L" style:font-name-complex="Liberation Mono"/>
    </style:style>
    <style:style style:name="T18" style:family="text">
      <style:text-properties style:font-name="Liberation Mono" officeooo:rsid="0038e089" style:font-name-asian="Nimbus Mono L" style:font-name-complex="Liberation Mono"/>
    </style:style>
    <style:style style:name="T19" style:family="text">
      <style:text-properties style:font-name="Liberation Mono" officeooo:rsid="0038e891" style:font-name-asian="Nimbus Mono L" style:font-name-complex="Liberation Mono"/>
    </style:style>
    <style:style style:name="T20" style:family="text">
      <style:text-properties style:font-name="Liberation Mono" officeooo:rsid="003914f7" style:font-name-asian="Nimbus Mono L" style:font-name-complex="Liberation Mono"/>
    </style:style>
    <style:style style:name="T21" style:family="text">
      <style:text-properties style:font-name="Liberation Mono" officeooo:rsid="003aecd8" style:font-name-asian="Nimbus Mono L" style:font-name-complex="Liberation Mono"/>
    </style:style>
    <style:style style:name="T22" style:family="text">
      <style:text-properties style:font-name="Liberation Mono" officeooo:rsid="003b7558" style:font-name-asian="Nimbus Mono L" style:font-name-complex="Liberation Mono"/>
    </style:style>
    <style:style style:name="T23" style:family="text">
      <style:text-properties style:font-name="Liberation Mono" officeooo:rsid="003bc98a" style:font-name-asian="Nimbus Mono L" style:font-name-complex="Liberation Mono"/>
    </style:style>
    <style:style style:name="T24" style:family="text">
      <style:text-properties style:font-name="Liberation Mono" officeooo:rsid="003d5967" style:font-name-asian="Nimbus Mono L" style:font-name-complex="Liberation Mono"/>
    </style:style>
    <style:style style:name="T25" style:family="text">
      <style:text-properties style:font-name="Liberation Mono" officeooo:rsid="003e49cb" style:font-name-asian="Nimbus Mono L" style:font-name-complex="Liberation Mono"/>
    </style:style>
    <style:style style:name="T26" style:family="text">
      <style:text-properties style:font-name="Liberation Mono" officeooo:rsid="003e4e89" style:font-name-asian="Nimbus Mono L" style:font-name-complex="Liberation Mono"/>
    </style:style>
    <style:style style:name="T27" style:family="text">
      <style:text-properties style:font-name="Liberation Mono" officeooo:rsid="003f4c80" style:font-name-asian="Nimbus Mono L" style:font-name-complex="Liberation Mono"/>
    </style:style>
    <style:style style:name="T28" style:family="text">
      <style:text-properties style:font-name="Liberation Mono" officeooo:rsid="004163c7" style:font-name-asian="Nimbus Mono L" style:font-name-complex="Liberation Mono"/>
    </style:style>
    <style:style style:name="T29" style:family="text">
      <style:text-properties style:font-name="Liberation Mono" fo:font-weight="normal" style:font-name-asian="Nimbus Mono L" style:font-weight-asian="normal" style:font-name-complex="Liberation Mono" style:font-weight-complex="normal"/>
    </style:style>
    <style:style style:name="T30" style:family="text">
      <style:text-properties style:font-name="Liberation Mono" fo:font-weight="normal" officeooo:rsid="001a403b" style:font-name-asian="Nimbus Mono L" style:font-weight-asian="normal" style:font-name-complex="Liberation Mono" style:font-weight-complex="normal"/>
    </style:style>
    <style:style style:name="T31" style:family="text">
      <style:text-properties style:font-name="Liberation Mono" fo:font-weight="normal" officeooo:rsid="001c0b26" style:font-name-asian="Nimbus Mono L" style:font-weight-asian="normal" style:font-name-complex="Liberation Mono" style:font-weight-complex="normal"/>
    </style:style>
    <style:style style:name="T32" style:family="text">
      <style:text-properties style:font-name="Liberation Mono" fo:font-weight="normal" officeooo:rsid="001e1749" style:font-name-asian="Nimbus Mono L" style:font-weight-asian="normal" style:font-name-complex="Liberation Mono" style:font-weight-complex="normal"/>
    </style:style>
    <style:style style:name="T33" style:family="text">
      <style:text-properties style:font-name="Liberation Mono" fo:font-weight="normal" officeooo:rsid="00239fd7" style:font-name-asian="Nimbus Mono L" style:font-weight-asian="normal" style:font-name-complex="Liberation Mono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dup – <text:span text:style-name="T1">T1 = T = S = Sequential time to execute a program</text:span></text:p>
      <text:p text:style-name="P6"><text:tab/><text:tab/>TP = Time to execute the same program with p processors</text:p>
      <text:p text:style-name="P1"><text:span text:style-name="T1"><text:tab/><text:tab/></text:span>Speedup <text:span text:style-name="T1">= SP = T1 / TP</text:span></text:p>
      <text:p text:style-name="P1">Efficiency – <text:span text:style-name="T1">Ep = Speedup / P</text:span></text:p>
      <text:p text:style-name="P2">Realistic Speedup – <text:s/><text:span text:style-name="T29">σ </text:span><text:span text:style-name="T30">= sequential fraction of the program</text:span></text:p>
      <text:p text:style-name="P18"><text:tab/><text:tab/>π = parallel portion of the program</text:p>
      <text:p text:style-name="P18"><text:tab/><text:tab/>o = parallel overhead </text:p>
      <text:p text:style-name="P2"><text:span text:style-name="T1"><text:tab/><text:tab/>TP = </text:span><text:span text:style-name="T29">σ + (o + </text:span><text:span text:style-name="T30">π ) / P</text:span></text:p>
      <text:p text:style-name="P3"><text:span text:style-name="T30"><text:tab/><text:tab/></text:span><text:span text:style-name="T31">SP = 1 / ( </text:span><text:span text:style-name="T29">σ + (o + </text:span><text:span text:style-name="T30">π) / P </text:span><text:span text:style-name="T31">)</text:span></text:p>
      <text:p text:style-name="P4"><text:span text:style-name="T3">S</text:span><text:span text:style-name="T2">IMD = </text:span><text:span text:style-name="T29">One control unit, many processing elements, PE interconnection.</text:span></text:p>
      <text:p text:style-name="P4"><text:span text:style-name="T4">MIMD </text:span><text:span text:style-name="T31">= Multiple processors, each executing its own code. </text:span></text:p>
      <text:p text:style-name="P5"><text:span text:style-name="T5">4</text:span><text:span text:style-name="T4"> </text:span><text:span text:style-name="T2">Major Prarallel Programming Steps - </text:span><text:span text:style-name="T29"><text:s/>Partition, Communicate, Agglomerate, </text:span><text:span text:style-name="T33">mapping</text:span></text:p>
      <text:p text:style-name="P5"><text:span text:style-name="T2">Implicit – </text:span><text:span text:style-name="T29">The compiler detects parallelism</text:span></text:p>
      <text:p text:style-name="P5"><text:span text:style-name="T2">Explicit –</text:span><text:span text:style-name="T29"> Programmer expresses </text:span><text:span text:style-name="T32">p</text:span><text:span text:style-name="T29">arallelism</text:span></text:p>
      <text:p text:style-name="P8"><text:span text:style-name="T2">Roofline – </text:span><text:span text:style-name="T29">Sets an upper bound on performance of a kernel depending on the kernel’s operation intensity. If we think of operation intensity as a column that hits the roof, either it hits the flat part of the roof, meaning performance is compute-bound or performance is ultimately memory-bound.</text:span></text:p>
      <text:p text:style-name="P9"><text:span text:style-name="T2">Cache Misses:</text:span><text:span text:style-name="T29"> </text:span></text:p>
      <text:p text:style-name="P9"><text:span text:style-name="T2">Compulsory – Cold</text:span><text:span text:style-name="T29"> start miss, first reference miss, first access</text:span></text:p>
      <text:p text:style-name="P9"><text:span text:style-name="T2">Capacity – </text:span><text:span text:style-name="T29">Blocks are discarded from cache because cache cant contain all blocks</text:span></text:p>
      <text:p text:style-name="P9"><text:span text:style-name="T2">Conflict – </text:span><text:span text:style-name="T29">Conflict misses occur when several blocks are mapped to the same set, also called collision misses or interference misses</text:span></text:p>
      <text:p text:style-name="P10"><text:span text:style-name="T2">3 important functions – </text:span><text:span text:style-name="T29">exp, poly, log</text:span></text:p>
      <text:p text:style-name="P11"><text:span text:style-name="T2">Knapsack:</text:span></text:p>
      <text:p text:style-name="P12"><text:span text:style-name="T2">Input: </text:span><text:span text:style-name="T23">N</text:span><text:span text:style-name="T2">, </text:span><text:span text:style-name="T27">CAP</text:span><text:span text:style-name="T2">, w</text:span><text:span text:style-name="T14">[], p[]</text:span><text:span text:style-name="T2"> </text:span></text:p>
      <text:p text:style-name="P13"><text:span text:style-name="T2">for </text:span><text:span text:style-name="T6">(</text:span><text:span text:style-name="T2">i</text:span><text:span text:style-name="T8">tem</text:span><text:span text:style-name="T2"> = 1; </text:span><text:span text:style-name="T7">i</text:span><text:span text:style-name="T8">tem</text:span><text:span text:style-name="T7"> &lt;</text:span><text:span text:style-name="T2"> </text:span><text:span text:style-name="T24">N</text:span><text:span text:style-name="T2">; </text:span><text:span text:style-name="T7">i</text:span><text:span text:style-name="T8">tem</text:span><text:span text:style-name="T7">++){</text:span></text:p>
      <text:p text:style-name="P13"><text:span text:style-name="T2"><text:tab/>for </text:span><text:span text:style-name="T7">(</text:span><text:span text:style-name="T2">w</text:span><text:span text:style-name="T7">eight</text:span><text:span text:style-name="T2"> = 0; </text:span><text:span text:style-name="T7">weight &lt;</text:span><text:span text:style-name="T2"> </text:span><text:span text:style-name="T27">CAP</text:span><text:span text:style-name="T2">; </text:span><text:span text:style-name="T7">weight++){</text:span></text:p>
      <text:p text:style-name="P13"><text:span text:style-name="T7"><text:tab/><text:tab/></text:span><text:span text:style-name="T14">itemWeight = w[item];</text:span></text:p>
      <text:p text:style-name="P13"><text:span text:style-name="T14"><text:tab/><text:tab/></text:span><text:span text:style-name="T20">item</text:span><text:span text:style-name="T18">P</text:span><text:span text:style-name="T15">rofit = p[item] </text:span><text:span text:style-name="T18">+ M[item-1][weight-itemWeight]</text:span><text:span text:style-name="T15">;</text:span></text:p>
      <text:p text:style-name="P13"><text:span text:style-name="T15"><text:tab/><text:tab/></text:span><text:span text:style-name="T16">previousProfit = M[item-1][weight];</text:span></text:p>
      <text:p text:style-name="P15"><text:span text:style-name="T2"><text:s/><text:tab/><text:tab/>if </text:span><text:span text:style-name="T9">(</text:span><text:span text:style-name="T14">itemWeight</text:span><text:span text:style-name="T2"> &gt; w</text:span><text:span text:style-name="T10">eight</text:span><text:span text:style-name="T9">)</text:span><text:span text:style-name="T2"> </text:span><text:span text:style-name="T11">{</text:span></text:p>
      <text:p text:style-name="P15"><text:span text:style-name="T2"><text:tab/><text:tab/><text:tab/>M[i</text:span><text:span text:style-name="T9">tem</text:span><text:span text:style-name="T13">][</text:span><text:span text:style-name="T2">w</text:span><text:span text:style-name="T9">eight</text:span><text:span text:style-name="T2">] = </text:span><text:span text:style-name="T17">previousProfit</text:span><text:span text:style-name="T2">;</text:span></text:p>
      <text:p text:style-name="P15"><text:span text:style-name="T2"><text:tab/><text:tab/></text:span><text:span text:style-name="T11">}</text:span></text:p>
      <text:p text:style-name="P17"><text:span text:style-name="T2"><text:tab/><text:tab/>else </text:span><text:span text:style-name="T14">if </text:span><text:span text:style-name="T16">(</text:span><text:span text:style-name="T18">previousProfit &gt; </text:span><text:span text:style-name="T21">item</text:span><text:span text:style-name="T18">Profit)</text:span></text:p>
      <text:p text:style-name="P17"><text:span text:style-name="T18"><text:tab/><text:tab/><text:tab/>M[item][weight] = previousProfit; <text:s/></text:span></text:p>
      <text:p text:style-name="P16"><text:span text:style-name="T2"><text:tab/><text:tab/></text:span><text:span text:style-name="T12">}</text:span></text:p>
      <text:p text:style-name="P16"><text:span text:style-name="T12"><text:tab/><text:tab/></text:span><text:span text:style-name="T18">else {</text:span></text:p>
      <text:p text:style-name="P16"><text:span text:style-name="T18"><text:tab/><text:tab/><text:tab/>M[</text:span><text:span text:style-name="T19">item][weight] = </text:span><text:span text:style-name="T22">item</text:span><text:span text:style-name="T19">Profit;</text:span></text:p>
      <text:p text:style-name="P16"><text:span text:style-name="T18"><text:tab/><text:tab/>}</text:span></text:p>
      <text:p text:style-name="P16"><text:span text:style-name="T12"><text:tab/>}</text:span></text:p>
      <text:p text:style-name="P16"><text:span text:style-name="T12">}</text:span><text:span text:style-name="T2"> </text:span></text:p>
      <text:p text:style-name="P14"><text:span text:style-name="T2"/></text:p>
      <text:p text:style-name="P14"><text:span text:style-name="T2">return M[</text:span><text:span text:style-name="T25">N</text:span><text:span text:style-name="T26">][</text:span><text:span text:style-name="T27">CAP</text:span><text:span text:style-name="T2">]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6T09:08:36.222183410</dc:date>
    <meta:editing-duration>PT9H24M42S</meta:editing-duration>
    <meta:editing-cycles>41</meta:editing-cycles>
    <meta:generator>LibreOffice/5.1.4.2$Linux_X86_64 LibreOffice_project/10m0$Build-2</meta:generator>
    <meta:document-statistic meta:table-count="0" meta:image-count="0" meta:object-count="0" meta:page-count="1" meta:paragraph-count="39" meta:word-count="275" meta:character-count="1694" meta:non-whitespace-character-count="1396"/>
  </office:meta>
</office:document-meta>
</file>